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" fo:font-size="10pt" style:font-size-asian="10pt" style:font-size-complex="10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erif" fo:font-size="10pt" officeooo:paragraph-rsid="00163594" style:font-size-asian="10pt" style:font-size-complex="10pt"/>
    </style:style>
    <style:style style:name="P3" style:family="paragraph" style:parent-style-name="Standard">
      <style:paragraph-properties fo:line-height="150%"/>
      <style:text-properties style:font-name="Liberation Serif" fo:font-size="10pt" officeooo:rsid="00163594" officeooo:paragraph-rsid="00163594" style:font-size-asian="10pt" style:font-size-complex="10pt"/>
    </style:style>
    <style:style style:name="P4" style:family="paragraph" style:parent-style-name="Standard">
      <style:paragraph-properties fo:line-height="150%" fo:text-align="end" style:justify-single-word="false"/>
      <style:text-properties style:font-name="Liberation Serif" fo:font-size="10pt" officeooo:rsid="00163594" officeooo:paragraph-rsid="00163594" style:font-size-asian="10pt" style:font-size-complex="10pt"/>
    </style:style>
    <style:style style:name="P5" style:family="paragraph" style:parent-style-name="Standard">
      <style:paragraph-properties fo:line-height="150%"/>
      <style:text-properties style:font-name="Liberation Serif" fo:font-size="10pt" fo:font-weight="bold" officeooo:rsid="00163594" officeooo:paragraph-rsid="00163594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150%" fo:text-align="end" style:justify-single-word="false"/>
      <style:text-properties fo:font-size="10pt" officeooo:rsid="00170742" officeooo:paragraph-rsid="00170742" style:font-size-asian="10pt" style:font-size-complex="10pt"/>
    </style:style>
    <style:style style:name="P7" style:family="paragraph" style:parent-style-name="Standard">
      <style:paragraph-properties fo:line-height="150%" fo:text-align="justify" style:justify-single-word="false"/>
      <style:text-properties fo:font-size="10pt" fo:font-weight="bold" officeooo:rsid="0017a376" officeooo:paragraph-rsid="0017a376" style:font-size-asian="10pt" style:font-weight-asian="bold" style:font-size-complex="10pt" style:font-weight-complex="bold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fo:font-size="10pt" officeooo:rsid="0017a376" officeooo:paragraph-rsid="0017a376" style:font-size-asian="10pt" style:font-size-complex="10pt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fo:font-size="10pt" officeooo:rsid="0017a376" officeooo:paragraph-rsid="0033a448" style:font-size-asian="10pt" style:font-size-complex="10pt"/>
    </style:style>
    <style:style style:name="P10" style:family="paragraph" style:parent-style-name="Standard" style:list-style-name="L1">
      <style:paragraph-properties fo:line-height="150%" fo:text-align="justify" style:justify-single-word="false">
        <style:tab-stops>
          <style:tab-stop style:position="3.4193in"/>
        </style:tab-stops>
      </style:paragraph-properties>
      <style:text-properties fo:font-size="10pt" officeooo:rsid="0017a376" officeooo:paragraph-rsid="0017a376" style:font-size-asian="10pt" style:font-size-complex="10pt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fo:font-size="10pt" officeooo:rsid="00186f32" officeooo:paragraph-rsid="00186f32" style:font-size-asian="10pt" style:font-size-complex="10pt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fo:font-size="10pt" officeooo:rsid="00186f32" officeooo:paragraph-rsid="003dcc73" style:font-size-asian="10pt" style:font-size-complex="10pt"/>
    </style:style>
    <style:style style:name="P13" style:family="paragraph" style:parent-style-name="Standard">
      <style:paragraph-properties fo:line-height="150%" fo:text-align="justify" style:justify-single-word="false"/>
      <style:text-properties fo:font-size="10pt" officeooo:rsid="00186f32" officeooo:paragraph-rsid="003dcc73" style:font-size-asian="10pt" style:font-size-complex="10pt"/>
    </style:style>
    <style:style style:name="P14" style:family="paragraph" style:parent-style-name="Standard">
      <style:paragraph-properties fo:line-height="150%" fo:text-align="justify" style:justify-single-word="false"/>
      <style:text-properties fo:font-size="10pt" officeooo:rsid="00186f32" officeooo:paragraph-rsid="00515b52" style:font-size-asian="10pt" style:font-size-complex="10pt"/>
    </style:style>
    <style:style style:name="P15" style:family="paragraph" style:parent-style-name="Standard" style:list-style-name="L1">
      <style:paragraph-properties fo:line-height="150%" fo:text-align="end" style:justify-single-word="false"/>
      <style:text-properties fo:font-size="10pt" officeooo:rsid="00186f32" officeooo:paragraph-rsid="00186f32" style:font-size-asian="10pt" style:font-size-complex="10pt"/>
    </style:style>
    <style:style style:name="P16" style:family="paragraph" style:parent-style-name="Standard">
      <style:paragraph-properties fo:line-height="150%" fo:text-align="justify" style:justify-single-word="false"/>
      <style:text-properties fo:font-size="10pt" officeooo:rsid="0019845f" officeooo:paragraph-rsid="00515b52" style:font-size-asian="10pt" style:font-size-complex="10pt"/>
    </style:style>
    <style:style style:name="P17" style:family="paragraph" style:parent-style-name="Standard" style:list-style-name="L4">
      <style:paragraph-properties fo:line-height="150%" fo:text-align="justify" style:justify-single-word="false"/>
      <style:text-properties fo:font-size="10pt" officeooo:rsid="0019845f" officeooo:paragraph-rsid="00515b52" style:font-size-asian="10pt" style:font-size-complex="10pt"/>
    </style:style>
    <style:style style:name="P18" style:family="paragraph" style:parent-style-name="Standard">
      <style:paragraph-properties fo:line-height="150%" fo:text-align="justify" style:justify-single-word="false"/>
      <style:text-properties fo:font-size="10pt" officeooo:rsid="003dcc73" officeooo:paragraph-rsid="003dcc73" style:font-size-asian="10pt" style:font-size-complex="10pt"/>
    </style:style>
    <style:style style:name="P19" style:family="paragraph" style:parent-style-name="Standard">
      <style:paragraph-properties fo:line-height="150%" fo:text-align="justify" style:justify-single-word="false"/>
      <style:text-properties fo:font-size="10pt" fo:font-weight="bold" officeooo:rsid="00644301" officeooo:paragraph-rsid="00644301" style:font-size-asian="10pt" style:font-weight-asian="bold" style:font-size-complex="10pt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fo:font-size="10pt" fo:font-weight="normal" officeooo:rsid="00644301" officeooo:paragraph-rsid="00644301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fo:font-size="10pt" fo:font-style="italic" officeooo:rsid="00515b52" officeooo:paragraph-rsid="00515b52" style:font-size-asian="10pt" style:font-style-asian="italic" style:font-size-complex="10pt" style:font-style-complex="italic"/>
    </style:style>
    <style:style style:name="P22" style:family="paragraph" style:parent-style-name="Standard" style:list-style-name="L4">
      <style:paragraph-properties fo:line-height="150%" fo:text-align="justify" style:justify-single-word="false"/>
      <style:text-properties officeooo:paragraph-rsid="00504233"/>
    </style:style>
    <style:style style:name="P23" style:family="paragraph" style:parent-style-name="Standard" style:list-style-name="L5">
      <style:paragraph-properties fo:line-height="150%" fo:text-align="justify" style:justify-single-word="false"/>
      <style:text-properties officeooo:paragraph-rsid="00515b52"/>
    </style:style>
    <style:style style:name="P24" style:family="paragraph" style:parent-style-name="Standard" style:list-style-name="L6">
      <style:paragraph-properties fo:line-height="150%" fo:text-align="justify" style:justify-single-word="false"/>
      <style:text-properties officeooo:paragraph-rsid="00515b52"/>
    </style:style>
    <style:style style:name="T1" style:family="text">
      <style:text-properties officeooo:rsid="0016359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cf327" style:font-style-asian="italic" style:font-style-complex="italic"/>
    </style:style>
    <style:style style:name="T4" style:family="text">
      <style:text-properties fo:font-style="italic" officeooo:rsid="00547c5f" style:font-style-asian="italic" style:font-style-complex="italic"/>
    </style:style>
    <style:style style:name="T5" style:family="text">
      <style:text-properties officeooo:rsid="0023cc27"/>
    </style:style>
    <style:style style:name="T6" style:family="text">
      <style:text-properties officeooo:rsid="00246b04"/>
    </style:style>
    <style:style style:name="T7" style:family="text">
      <style:text-properties officeooo:rsid="00253ed1"/>
    </style:style>
    <style:style style:name="T8" style:family="text">
      <style:text-properties officeooo:rsid="00260161"/>
    </style:style>
    <style:style style:name="T9" style:family="text">
      <style:text-properties officeooo:rsid="0028270d"/>
    </style:style>
    <style:style style:name="T10" style:family="text">
      <style:text-properties officeooo:rsid="002cf327"/>
    </style:style>
    <style:style style:name="T11" style:family="text">
      <style:text-properties officeooo:rsid="00300541"/>
    </style:style>
    <style:style style:name="T12" style:family="text">
      <style:text-properties officeooo:rsid="003694c8"/>
    </style:style>
    <style:style style:name="T13" style:family="text">
      <style:text-properties officeooo:rsid="0037b2a5"/>
    </style:style>
    <style:style style:name="T14" style:family="text">
      <style:text-properties officeooo:rsid="003dcc73"/>
    </style:style>
    <style:style style:name="T15" style:family="text">
      <style:text-properties officeooo:rsid="0040e4cd"/>
    </style:style>
    <style:style style:name="T16" style:family="text">
      <style:text-properties officeooo:rsid="0046344b"/>
    </style:style>
    <style:style style:name="T17" style:family="text">
      <style:text-properties officeooo:rsid="0046b2df"/>
    </style:style>
    <style:style style:name="T18" style:family="text">
      <style:text-properties fo:font-size="10pt" fo:font-weight="bold" officeooo:rsid="004a3e66" style:font-size-asian="10pt" style:font-weight-asian="bold" style:font-size-complex="10pt" style:font-weight-complex="bold"/>
    </style:style>
    <style:style style:name="T19" style:family="text">
      <style:text-properties fo:font-size="10pt" fo:font-weight="bold" officeooo:rsid="0017a376" style:font-size-asian="10pt" style:font-weight-asian="bold" style:font-size-complex="10pt" style:font-weight-complex="bold"/>
    </style:style>
    <style:style style:name="T20" style:family="text">
      <style:text-properties fo:font-size="10pt" fo:font-weight="bold" officeooo:rsid="004f7591" style:font-size-asian="10pt" style:font-weight-asian="bold" style:font-size-complex="10pt" style:font-weight-complex="bold"/>
    </style:style>
    <style:style style:name="T21" style:family="text">
      <style:text-properties fo:font-size="10pt" officeooo:rsid="00186f32" style:font-size-asian="10pt" style:font-size-complex="10pt"/>
    </style:style>
    <style:style style:name="T22" style:family="text">
      <style:text-properties fo:font-size="10pt" officeooo:rsid="0019a830" style:font-size-asian="10pt" style:font-size-complex="10pt"/>
    </style:style>
    <style:style style:name="T23" style:family="text">
      <style:text-properties fo:font-size="10pt" officeooo:rsid="0019845f" style:font-size-asian="10pt" style:font-size-complex="10pt"/>
    </style:style>
    <style:style style:name="T24" style:family="text">
      <style:text-properties fo:font-size="10pt" officeooo:rsid="001f3e67" style:font-size-asian="10pt" style:font-size-complex="10pt"/>
    </style:style>
    <style:style style:name="T25" style:family="text">
      <style:text-properties fo:font-size="10pt" officeooo:rsid="005b150a" style:font-size-asian="10pt" style:font-size-complex="10pt"/>
    </style:style>
    <style:style style:name="T26" style:family="text">
      <style:text-properties fo:font-size="10pt" officeooo:rsid="0062f27e" style:font-size-asian="10pt" style:font-size-complex="10pt"/>
    </style:style>
    <style:style style:name="T27" style:family="text">
      <style:text-properties fo:font-size="10pt" fo:font-style="italic" officeooo:rsid="00186f32" style:font-size-asian="10pt" style:font-style-asian="italic" style:font-size-complex="10pt" style:font-style-complex="italic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officeooo:rsid="00547c5f"/>
    </style:style>
    <style:style style:name="T31" style:family="text">
      <style:text-properties officeooo:rsid="005d16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bjetivos do Ensino Médio Brasileiro </text:p>
      <text:p text:style-name="P3"/>
      <text:p text:style-name="P3">I. a consolidação e o aprofundamento dos conhecimentos adquiridos no ensino fundamental, possibilitando o prosseguimento de estudos;</text:p>
      <text:p text:style-name="P3">II. a preparação básica para o trabalho e a cidadania do educando, para continuar aprendendo, de modo a ser capaz de se adaptar com flexibilidade a novas condições de ocupação ou aperfeiçoamento posteriores;</text:p>
      <text:p text:style-name="P3">III. o aprimoramento do educando como pessoa humana, incluindo a formação ética e o desenvolvimento da autonomia intelectual e do pensamento crítico;</text:p>
      <text:p text:style-name="P3">IV. a compreensão dos fundamentos científico-tecnológicos dos processos produtivos, relacionando a teoria com a prática, no ensino de cada disciplina. </text:p>
      <text:p text:style-name="P4">(LDBEN art. 35)</text:p>
      <text:p text:style-name="P4"/>
      <text:p text:style-name="P2"><text:span text:style-name="T1">O Ensino Médio, portanto, é a etapa final de uma educação de caráter geral, afinada com a </text:span>contemporaneidade, com a construção de competências básicas, que situem o educando como sujeito produtor de conhecimento e participante do mundo do trabalho, e com o desenvolvimento da pessoa, como “sujeito em situação” – cidadão. <text:s/>Nessa concepção, a Lei nº 9.394/96 muda no cerne a identidade estabelecida para o Ensino Médio contida na referência anterior, a Lei nº 5.692/71, cujo 2º grau se caracterizava por uma dupla função: preparar para o prosseguimento de estudos e habilitar para o exercício de uma profissão técnica. Na perspectiva da nova Lei, o Ensino Médio, como parte da educação escolar, “deverá vincular-se ao mundo do trabalho e à prática social” (Art.1º § 2º da Lei nº 9.394/96). Essa vinculação é orgânica e deve contaminar toda a prática educativa escolar. Em suma, a Lei estabelece uma perspectiva para esse nível de ensino que integra, numa mesma e única modalidade, finalidades até então dissociadas, para oferecer, de forma </text:p>
      <text:p text:style-name="P1">articulada, uma educação equilibrada, com funções equivalentes para todos os educandos: </text:p>
      <text:p text:style-name="P1">• a formação da pessoa, de maneira a desenvolver valores e competências necessárias à integração de seu projeto individual ao projeto da sociedade em que se situa; </text:p>
      <text:p text:style-name="P1">• o aprimoramento do educando como pessoa humana, incluindo a formação ética e o desenvolvimento da autonomia intelectual e do pensamento crítico; </text:p>
      <text:p text:style-name="P1">• a preparação e orientação básica para a sua integraçãoao mundo do trabalho, com as competências que garantam seu aprimoramento profissional e permitam acompanhar as mudanças que caracterizam a produção no nosso tempo; </text:p>
      <text:p text:style-name="P1">• o desenvolvimento das competências para continuar aprendendo, de forma autônoma e crítica, em níveis mais complexos de estudos. </text:p>
      <text:p text:style-name="P6">(PCN 2000, pag. 10)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1"><text:soft-page-break/><text:span text:style-name="T29">Objetivos.</text:span></text:p>
      <text:p text:style-name="P14"><text:span text:style-name="T28">Que objetivos espera-se alcançar na criação desta coleção?</text:span></text:p>
      <text:p text:style-name="P14"><text:span text:style-name="T2"/></text:p>
      <text:p text:style-name="P14"><text:span text:style-name="T4">Currículo e</text:span><text:span text:style-name="T2"> design </text:span><text:span text:style-name="T4">da coleção</text:span><text:span text:style-name="T2">.</text:span></text:p>
      <text:p text:style-name="P14">No nível do conteúdo programático desenvolvido em cada livro e na coleção por inteiro, que princípios devem ser <text:span text:style-name="T30">observados</text:span> para se tomar decisões acerca <text:span text:style-name="T30">de</text:span>:</text:p>
      <text:list xml:id="list7593084557313946758" text:style-name="L5">
        <text:list-item>
          <text:p text:style-name="P23"><text:span text:style-name="T21">conteúdo matemático e </text:span><text:span text:style-name="T27">hábitos de pensamento matemáticos</text:span><text:span text:style-name="T21"> a serem incluídos e suas prioridades;</text:span></text:p>
        </text:list-item>
        <text:list-item>
          <text:p text:style-name="P23"><text:span text:style-name="T21">como ess</text:span><text:span text:style-name="T25">es conteúdos matemáticos</text:span><text:span text:style-name="T21"> deve</text:span><text:span text:style-name="T25">m</text:span><text:span text:style-name="T21"> ser organizad</text:span><text:span text:style-name="T25">os</text:span><text:span text:style-name="T21"> e sequenciad</text:span><text:span text:style-name="T25">os</text:span><text:span text:style-name="T21">;</text:span></text:p>
        </text:list-item>
        <text:list-item>
          <text:p text:style-name="P23"><text:span text:style-name="T21">o papel da tecnologia?</text:span></text:p>
        </text:list-item>
      </text:list>
      <text:p text:style-name="P14">No nível das lições ou unidades, que princípios devem ser usados para se tomar decisões acerca <text:span text:style-name="T31">de</text:span>:</text:p>
      <text:list xml:id="list5961101750540676980" text:style-name="L6">
        <text:list-item>
          <text:p text:style-name="P24"><text:span text:style-name="T22">o</text:span><text:span text:style-name="T21"> uso </text:span><text:span text:style-name="T23">esperado do material didático;</text:span></text:p>
        </text:list-item>
        <text:list-item>
          <text:p text:style-name="P24"><text:span text:style-name="T23">a natureza e a sequência das atividades;</text:span></text:p>
        </text:list-item>
        <text:list-item>
          <text:p text:style-name="P24"><text:span text:style-name="T22">o </text:span><text:span text:style-name="T23">apoio para estudantes aprenderem com entendimento;</text:span></text:p>
        </text:list-item>
        <text:list-item>
          <text:p text:style-name="P24"><text:span text:style-name="T22">o </text:span><text:span text:style-name="T23">apoio para os professores </text:span><text:span text:style-name="T26">usarem o material</text:span><text:span text:style-name="T23">;</text:span></text:p>
        </text:list-item>
        <text:list-item>
          <text:p text:style-name="P24"><text:span text:style-name="T22">a </text:span><text:span text:style-name="T23">avaliação do aprendizado dos estudantes?</text:span></text:p>
        </text:list-item>
      </text:list>
      <text:list xml:id="list1687623086741614866" text:style-name="L4">
        <text:list-header>
          <text:p text:style-name="P17"><text:span text:style-name="T18"/></text:p>
          <text:p text:style-name="P22"><text:span text:style-name="T18">Princípios </text:span><text:span text:style-name="T20">norteadores </text:span><text:span text:style-name="T19">para a coleção </text:span></text:p>
        </text:list-header>
      </text:list>
      <text:list xml:id="list8950001125217643233" text:style-name="L1">
        <text:list-item>
          <text:p text:style-name="P8">Conteúdos atuais incluindo <text:span text:style-name="T6">estatística</text:span>, probabilidade, <text:span text:style-name="T7">matemática financeira e</text:span> tópicos de matemática discreta <text:span text:style-name="T5">(combinatória, grafos, etc)</text:span>.</text:p>
        </text:list-item>
        <text:list-item>
          <text:p text:style-name="P10">Foco nas grandes ideias <text:span text:style-name="T8">matemáticas</text:span> ao longo dos anos de escolaridade, <text:span text:style-name="T16">na argumentação</text:span> e <text:span text:style-name="T16">nas </text:span>múltiplas representações <text:span text:style-name="T9">(ex.: lei de Hooke por extenso, por meio de tabelas, por meio de uma fórmula, estas diferentes representações valem para qualquer função)</text:span>.</text:p>
        </text:list-item>
        <text:list-item>
          <text:p text:style-name="P8"><text:span text:style-name="T6">A</text:span>plicações que tragam a conexão entre a matemática e o mundo em que o estudante vive e considera interessante <text:span text:style-name="T10">(</text:span><text:span text:style-name="T3">como</text:span><text:span text:style-name="T10"> aplicar a matemática e não apenas </text:span><text:span text:style-name="T3">onde</text:span><text:span text:style-name="T10"> aplicar a matemática)</text:span>.</text:p>
        </text:list-item>
        <text:list-item>
          <text:p text:style-name="P8">Conexão entre ideias de diferentes eixos da matemática e em diferentes anos de escolaridade.</text:p>
        </text:list-item>
        <text:list-item>
          <text:p text:style-name="P8">Incorporação da tecnologia, especialmente computadores, celulares e tablets.</text:p>
        </text:list-item>
        <text:list-item>
          <text:p text:style-name="P8">Atenção a questões de equidade e acessibilidade.</text:p>
        </text:list-item>
        <text:list-item>
          <text:p text:style-name="P9">Envolvimento ativo dos estudantes através da investigação das ideias importantes da matemática e resolvendo questões mais desafiadoras. <text:span text:style-name="T11">(O que entendemos por questões desafiadoras? É desafiador um problema que envolva múltiplas etapas. Eventualmente com mais de um item. Não é desejável problema em que a solução é tirada da manga. Devemos encontrar bons exemplos para ilustrar isso).</text:span></text:p>
        </text:list-item>
        <text:list-item>
          <text:p text:style-name="P11">Foco na profundidade sobre a cobertura de tópicos para promover um entendimento mais profundo das ideias matemáticas mais importantes. </text:p>
        </text:list-item>
        <text:list-item>
          <text:p text:style-name="P11">Apoio para que os professores <text:span text:style-name="T12">se tornem</text:span> estimuladores e guias de questionamentos <text:span text:style-name="T13">(importante que os professores consigam explorar mais coisas em uma mesma atividade)</text:span>.</text:p>
        </text:list-item>
        <text:list-item>
          <text:p text:style-name="P11">Avaliação inserida nos livros e usada para guiar o ensino <text:span text:style-name="T15">(Como fazer? Vestibulares e enem? Reservar questões diferentes das já abordadas, mas que envolvam os temas tratados na lição. Discutir sobre como fazer isso)</text:span>.</text:p>
          <text:p text:style-name="P15">(<text:span text:style-name="T17">baseado em </text:span>Perspectives on the design and development of school mathematics curricula, NCTM)</text:p>
        </text:list-item>
      </text:list>
      <text:p text:style-name="P16"><text:span text:style-name="T29"/></text:p>
      <text:p text:style-name="P18"><text:soft-page-break/>Desdobramentos desejados do projeto:</text:p>
      <text:p text:style-name="P18"/>
      <text:list xml:id="list161539435693875" text:continue-numbering="true" text:style-name="L1">
        <text:list-item>
          <text:p text:style-name="P12">Oportunidade de aprendizado e desenvolvimento profissional para professores através de guias mais extensos. <text:span text:style-name="T14">(Articulação com formação de professores e pós-graduação).</text:span></text:p>
        </text:list-item>
      </text:list>
      <text:p text:style-name="P13"/>
      <text:p text:style-name="P19">Estrutura das seções do livro (capítulos, unidades ou lições)</text:p>
      <text:p text:style-name="P19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o Simas</meta:initial-creator>
    <meta:creation-date>2016-09-01T17:18:06.943209127</meta:creation-date>
    <dc:date>2016-09-02T15:48:58.693140768</dc:date>
    <meta:editing-duration>PT1H45M26S</meta:editing-duration>
    <meta:editing-cycles>48</meta:editing-cycles>
    <meta:generator>LibreOffice/5.1.4.2$Linux_X86_64 LibreOffice_project/10m0$Build-2</meta:generator>
    <meta:document-statistic meta:table-count="0" meta:image-count="0" meta:object-count="0" meta:page-count="3" meta:paragraph-count="41" meta:word-count="816" meta:character-count="5352" meta:non-whitespace-character-count="4585"/>
  </office:meta>
</office:document-meta>
</file>